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Blahblah 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Derki</meta:initial-creator>
    <dc:creator>Juan Derki</dc:creator>
    <meta:creation-date>2016-09-19T13:20:00Z</meta:creation-date>
    <dc:date>2016-09-19T13:22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13" meta:row-count="1" meta:non-whitespace-character-count="13"/>
  </office:meta>
</office:document-meta>
</file>